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04a" officeooo:paragraph-rsid="0003504a"/>
    </style:style>
    <style:style style:name="P2" style:family="paragraph" style:parent-style-name="Standard">
      <style:text-properties officeooo:rsid="000517a1" officeooo:paragraph-rsid="000517a1"/>
    </style:style>
    <style:style style:name="T1" style:family="text">
      <style:text-properties officeooo:rsid="000517a1"/>
    </style:style>
    <style:style style:name="T2" style:family="text">
      <style:text-properties officeooo:rsid="00069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ýza:</text:p>
      <text:p text:style-name="P1"/>
      <text:p text:style-name="P1">Zadání bylo sice rozděleno do dvou částí na první a druhé odevzdání, ovšem vzhledem k tomu, že tímto způsobem by bylo třeba program napsat prakticky dvakrát, dohodli jsme se zpracovat úkol rovnou v jeho finální podobě. Pro ovládání programu bylo zvoleno GUI v podobě JFrame, se kterým již měl kolega Zábran zkušenosti a mohl je tak jednoduše uplatnit. <text:span text:style-name="T1">Kolega Zábran rovněž navrhl strukturu programu a to následujícím způsobem:</text:span></text:p>
      <text:p text:style-name="P1"/>
      <text:p text:style-name="P2">Třída Main, která pouze spouští grafické prostředí – počítalo se s tím, že může případně také reagovat na parametry, s jakými je program spuštěn. Vzhledem k použité GUI se ovšem toto ukázalo zcela zbytečné a nebylo implementováno.</text:p>
      <text:p text:style-name="P2"/>
      <text:p text:style-name="P2">Třída GUI, které představuje grafické prostředí a stará se o veškerou interakci mezi uživatelem a programem.</text:p>
      <text:p text:style-name="P2"/>
      <text:p text:style-name="P2">Třída OperaceIO, která se stará o různé vstupy a výstupy programu.</text:p>
      <text:p text:style-name="P2"/>
      <text:p text:style-name="P2">Třída Hledac, která se stará o prohledávání slovníku.</text:p>
      <text:p text:style-name="P2"/>
      <text:p text:style-name="P2">Třídu Slovnik, která měla původně představovat slovník.</text:p>
      <text:p text:style-name="P2"/>
      <text:p text:style-name="P2">Podle původního návrhu měl kolega Teřl využít navržených tříd Hledac a Slovnik a implementovat v nich Levensteinovu vzdálenost a komprimované trie. Toho se kolega kvůli problematice testování rozhodl nedodržet a z těchto důvodů vytvořil samostatné package <text:span text:style-name="T2">c</text:span>ompressed_<text:span text:style-name="T2">t</text:span>rie a <text:span text:style-name="T2">l</text:span>evenshtein. Ze třídy Slovnik se tedy po propojení stala přepravkou pro trii a třídě Hledej zůstala pouze jediná metoda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2:54:33.233000000</meta:creation-date>
    <dc:date>2016-11-22T17:58:01.752000000</dc:date>
    <meta:editing-duration>PT22M37S</meta:editing-duration>
    <meta:editing-cycles>3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8" meta:word-count="204" meta:character-count="1340" meta:non-whitespace-character-count="1143"/>
  </office:meta>
</office:document-meta>
</file>